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6600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9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100"/>
    <style:style style:name="ce71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5" table:default-cell-style-name="ce46"/>
        <table:table-column table:style-name="co19" table:default-cell-style-name="ce46"/>
        <table:table-column table:style-name="co20" table:number-columns-repeated="2" table:default-cell-style-name="ce46"/>
        <table:table-column table:style-name="co17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number-columns-repeated="2" table:default-cell-style-name="ce46"/>
        <table:table-column table:style-name="co21" table:default-cell-style-name="ce46"/>
        <table:table-column table:style-name="co8" table:number-columns-repeated="986" table:default-cell-style-name="ce70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69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2</text:p>
          </table:table-cell>
          <table:table-cell table:style-name="ce49" table:number-columns-repeated="3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2" office:value-type="string">
            <text:p>1.7.6</text:p>
          </table:table-cell>
          <table:table-cell table:style-name="ce49" table:number-columns-repeated="2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0" office:value-type="string">
            <text:p>1.7.6</text:p>
          </table:table-cell>
          <table:table-cell table:style-name="ce42" office:value-type="string">
            <text:p>0.1.3</text:p>
          </table:table-cell>
          <table:table-cell table:style-name="ce49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9" table:number-columns-repeated="2"/>
          <table:table-cell table:style-name="ce42" office:value-type="string">
            <text:p>0.3.14</text:p>
          </table:table-cell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42" office:value-type="string">
            <text:p>0.12.11</text:p>
          </table:table-cell>
          <table:table-cell table:number-columns-repeated="16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5"/>
          <table:table-cell table:style-name="ce42" office:value-type="string">
            <text:p>0.18.16</text:p>
          </table:table-cell>
          <table:table-cell table:number-columns-repeated="10"/>
          <table:table-cell table:style-name="ce65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/>
          <table:table-cell table:style-name="ce42" office:value-type="string">
            <text:p>0.6.16</text:p>
          </table:table-cell>
          <table:table-cell table:number-columns-repeated="10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2"/>
          <table:table-cell table:style-name="ce61" office:value-type="string">
            <text:p>0.7.12</text:p>
          </table:table-cell>
          <table:table-cell table:number-columns-repeated="9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3"/>
          <table:table-cell table:style-name="ce42" office:value-type="string">
            <text:p>0.10.2</text:p>
          </table:table-cell>
          <table:table-cell table:number-columns-repeated="8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4"/>
          <table:table-cell table:style-name="ce42" office:value-type="string">
            <text:p>0.18.3</text:p>
          </table:table-cell>
          <table:table-cell table:style-name="Default"/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4"/>
          <table:table-cell table:style-name="Default"/>
          <table:table-cell table:style-name="ce42" office:value-type="string">
            <text:p>0.3.12</text:p>
          </table:table-cell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6"/>
          <table:table-cell table:style-name="ce60" table:number-columns-repeated="6"/>
          <table:table-cell table:style-name="ce64" office:value-type="string">
            <text:p>-</text:p>
          </table:table-cell>
          <table:table-cell table:style-name="ce60" table:number-columns-repeated="5"/>
          <table:table-cell table:style-name="ce56"/>
          <table:table-cell table:style-name="ce60"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6"/>
          <table:table-cell table:number-columns-repeated="7"/>
          <table:table-cell table:style-name="ce42" office:value-type="string">
            <text:p>0.7.10</text:p>
          </table:table-cell>
          <table:table-cell table:number-columns-repeated="4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8"/>
          <table:table-cell table:style-name="ce42" office:value-type="string">
            <text:p>0.7.10</text:p>
          </table:table-cell>
          <table:table-cell table:number-columns-repeated="3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9"/>
          <table:table-cell table:style-name="ce42" office:value-type="string">
            <text:p>0.0.9</text:p>
          </table:table-cell>
          <table:table-cell table:number-columns-repeated="2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7" office:value-type="string">
            <text:p>0.12.11</text:p>
          </table:table-cell>
          <table:table-cell table:number-columns-repeated="10"/>
          <table:table-cell table:style-name="ce42" office:value-type="string">
            <text:p>0.24.9</text:p>
          </table:table-cell>
          <table:table-cell table:style-name="ce65"/>
          <table:table-cell table:style-name="ce56"/>
          <table:table-cell table:style-name="ce49" table:number-columns-repeated="2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2"/>
          <table:table-cell table:style-name="ce43" office:value-type="string">
            <text:p>0.3.14</text:p>
          </table:table-cell>
          <table:table-cell table:style-name="ce58"/>
          <table:table-cell table:style-name="ce59" table:number-columns-repeated="5"/>
          <table:table-cell table:style-name="ce58" office:value-type="string">
            <text:p>0.3.11</text:p>
          </table:table-cell>
          <table:table-cell table:style-name="ce59"/>
          <table:table-cell table:style-name="ce62" office:value-type="string">
            <text:p>0.7.10</text:p>
          </table:table-cell>
          <table:table-cell table:style-name="ce59" table:number-columns-repeated="2"/>
          <table:table-cell table:style-name="ce57"/>
          <table:table-cell table:style-name="ce42" office:value-type="string">
            <text:p>0.0.58</text:p>
          </table:table-cell>
          <table:table-cell table:style-name="ce44"/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7" office:value-type="string">
            <text:p>0.12.11</text:p>
          </table:table-cell>
          <table:table-cell table:style-name="ce59" table:number-columns-repeated="10"/>
          <table:table-cell table:style-name="ce57"/>
          <table:table-cell table:style-name="ce49"/>
          <table:table-cell table:style-name="ce42" office:value-type="string">
            <text:p>0.12.7</text:p>
          </table:table-cell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number-columns-repeated="5"/>
          <table:table-cell table:style-name="ce62" office:value-type="string">
            <text:p>0.18.3</text:p>
          </table:table-cell>
          <table:table-cell table:style-name="ce57"/>
          <table:table-cell table:number-columns-repeated="4"/>
          <table:table-cell table:style-name="ce43" office:value-type="string">
            <office:annotation draw:style-name="gr1" draw:text-style-name="P1" svg:width="2.899cm" svg:height="0.991cm" svg:x="28.306cm" svg:y="10.433cm" draw:caption-point-x="-0.576cm" draw:caption-point-y="1.639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6</text:p>
          </table:table-cell>
          <table:table-cell table:style-name="ce49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59" table:number-columns-repeated="5"/>
          <table:table-cell table:style-name="ce57" table:number-columns-repeated="2"/>
          <table:table-cell table:style-name="ce59" table:number-columns-repeated="4"/>
          <table:table-cell table:style-name="ce49" table:number-columns-repeated="4"/>
          <table:table-cell table:style-name="ce42" office:value-type="string">
            <text:p>0.0.11</text:p>
          </table:table-cell>
          <table:table-cell table:style-name="ce59"/>
          <table:table-cell table:style-name="ce68"/>
          <table:table-cell table:style-name="ce71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number-columns-repeated="16"/>
          <table:table-cell table:style-name="ce61" office:value-type="string">
            <text:p>0.5.10</text:p>
          </table:table-cell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2</text:p>
          </table:table-cell>
          <table:table-cell table:style-name="ce53" table:number-columns-repeated="20"/>
          <table:table-cell table:style-name="ce42" office:value-type="string">
            <text:p>0.11.11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24">24/10/2024</text:date>, <text:time>01:1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9H48M21S</meta:editing-duration>
    <meta:editing-cycles>1261</meta:editing-cycles>
    <meta:generator>OpenOffice/4.1.15$Win32 OpenOffice.org_project/4115m2$Build-9813</meta:generator>
    <dc:date>2024-10-24T01:11:14.65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